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1.64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2.249cm"/>
    </style:style>
    <style:style style:name="co5" style:family="table-column">
      <style:table-column-properties fo:break-before="auto" style:column-width="1.917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ta1" style:family="table" style:master-page-name="MasterPage1">
      <style:table-properties table:display="true" style:writing-mode="lr-tb"/>
    </style:style>
    <style:style style:name="ta2" style:family="table" style:master-page-name="MasterPage2">
      <style:table-properties table:display="true" style:writing-mode="lr-tb"/>
    </style:style>
    <style:style style:name="ta3" style:family="table" style:master-page-name="MasterPage3">
      <style:table-properties table:display="true" style:writing-mode="lr-tb"/>
    </style:style>
    <style:style style:name="ta4" style:family="table" style:master-page-name="MasterPage4">
      <style:table-properties table:display="true" style:writing-mode="lr-tb"/>
    </style:style>
    <style:style style:name="ta5" style:family="table" style:master-page-name="MasterPage5">
      <style:table-properties table:display="true" style:writing-mode="lr-tb"/>
    </style:style>
    <style:style style:name="ce4" style:family="table-cell" style:parent-style-name="Default">
      <style:table-cell-properties fo:background-color="transparent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</office:automatic-styles>
  <office:body>
    <office:spreadsheet>
      <table:table table:name="Вольтметр" table:style-name="ta1">
        <table:table-column table:style-name="co1" table:default-cell-style-name="ce4"/>
        <table:table-column table:style-name="co2" table:number-columns-repeated="1022" table:default-cell-style-name="ce4"/>
        <table:table-column table:style-name="co3" table:default-cell-style-name="ce4"/>
        <table:table-row table:style-name="ro1">
          <table:table-cell office:value-type="string" calcext:value-type="string">
            <text:p>ΔP, атм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, мВ</text:p>
          </table:table-cell>
          <table:table-cell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 table:number-rows-repeated="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Серия 1" table:style-name="ta2">
        <table:table-column table:style-name="co4" table:default-cell-style-name="Default"/>
        <table:table-column table:style-name="co3" table:number-columns-repeated="1023" table:default-cell-style-name="Default"/>
        <table:table-row table:style-name="ro1">
          <table:table-cell office:value-type="string" calcext:value-type="string">
            <text:p>ΔP, атм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, мВ</text:p>
          </table:table-cell>
          <table:table-cell office:value-type="float" office:value="-0.15" calcext:value-type="float">
            <text:p>-0,15</text:p>
          </table:table-cell>
          <table:table-cell office:value-type="float" office:value="-0.128" calcext:value-type="float">
            <text:p>-0,128</text:p>
          </table:table-cell>
          <table:table-cell office:value-type="float" office:value="-0.107" calcext:value-type="float">
            <text:p>-0,107</text:p>
          </table:table-cell>
          <table:table-cell office:value-type="float" office:value="-0.087" calcext:value-type="float">
            <text:p>-0,087</text:p>
          </table:table-cell>
          <table:table-cell office:value-type="float" office:value="-0.06" calcext:value-type="float">
            <text:p>-0,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, мкВ</text:p>
          </table:table-cell>
          <table:table-cell table:formula="of:=[.B2]*1000" office:value-type="float" office:value="-150" calcext:value-type="float">
            <text:p>-150</text:p>
          </table:table-cell>
          <table:table-cell table:formula="of:=[.C2]*1000" office:value-type="float" office:value="-128" calcext:value-type="float">
            <text:p>-128</text:p>
          </table:table-cell>
          <table:table-cell table:formula="of:=[.D2]*1000" office:value-type="float" office:value="-107" calcext:value-type="float">
            <text:p>-107</text:p>
          </table:table-cell>
          <table:table-cell office:value-type="float" office:value="-81" calcext:value-type="float">
            <text:p>-81</text:p>
          </table:table-cell>
          <table:table-cell table:formula="of:=[.F2]*1000" office:value-type="float" office:value="-60" calcext:value-type="float">
            <text:p>-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\Delta T</text:p>
          </table:table-cell>
          <table:table-cell table:formula="of:=[.B3]/40.7" office:value-type="float" office:value="-3.68550368550369" calcext:value-type="float">
            <text:p>-3,68550368550369</text:p>
          </table:table-cell>
          <table:table-cell table:formula="of:=[.C3]/40.7" office:value-type="float" office:value="-3.14496314496314" calcext:value-type="float">
            <text:p>-3,14496314496314</text:p>
          </table:table-cell>
          <table:table-cell table:formula="of:=[.D3]/40.7" office:value-type="float" office:value="-2.62899262899263" calcext:value-type="float">
            <text:p>-2,62899262899263</text:p>
          </table:table-cell>
          <table:table-cell table:formula="of:=[.E3]/40.7" office:value-type="float" office:value="-1.99017199017199" calcext:value-type="float">
            <text:p>-1,99017199017199</text:p>
          </table:table-cell>
          <table:table-cell table:formula="of:=[.F3]/40.7" office:value-type="float" office:value="-1.47420147420147" calcext:value-type="float">
            <text:p>-1,474201474201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, C</text:p>
          </table:table-cell>
          <table:table-cell office:value-type="float" office:value="20.2" calcext:value-type="float">
            <text:p>20,2</text:p>
          </table:table-cell>
          <table:table-cell office:value-type="float" office:value="20.23" calcext:value-type="float">
            <text:p>20,23</text:p>
          </table:table-cell>
          <table:table-cell office:value-type="float" office:value="20.24" calcext:value-type="float">
            <text:p>20,24</text:p>
          </table:table-cell>
          <table:table-cell office:value-type="float" office:value="20.26" calcext:value-type="float">
            <text:p>20,26</text:p>
          </table:table-cell>
          <table:table-cell office:value-type="float" office:value="20.33" calcext:value-type="float">
            <text:p>20,3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y</text:p>
          </table:table-cell>
          <table:table-cell table:formula="of:=[.B1]*[.B4]" office:value-type="float" office:value="-14.7420147420147" calcext:value-type="float">
            <text:p>-14,7420147420147</text:p>
          </table:table-cell>
          <table:table-cell table:formula="of:=[.C4]*[.C1]" office:value-type="float" office:value="-11.007371007371" calcext:value-type="float">
            <text:p>-11,007371007371</text:p>
          </table:table-cell>
          <table:table-cell table:formula="of:=[.D4]*[.D1]" office:value-type="float" office:value="-7.88697788697789" calcext:value-type="float">
            <text:p>-7,88697788697789</text:p>
          </table:table-cell>
          <table:table-cell table:formula="of:=[.E4]*[.E1]" office:value-type="float" office:value="-4.97542997542998" calcext:value-type="float">
            <text:p>-4,97542997542998</text:p>
          </table:table-cell>
          <table:table-cell table:formula="of:=[.F4]*[.F1]" office:value-type="float" office:value="-2.94840294840295" calcext:value-type="float">
            <text:p>-2,948402948402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^2</text:p>
          </table:table-cell>
          <table:table-cell table:formula="of:=[.B1]^2" office:value-type="float" office:value="16" calcext:value-type="float">
            <text:p>16</text:p>
          </table:table-cell>
          <table:table-cell table:formula="of:=[.C1]^2" office:value-type="float" office:value="12.25" calcext:value-type="float">
            <text:p>12,25</text:p>
          </table:table-cell>
          <table:table-cell table:formula="of:=[.D1]^2" office:value-type="float" office:value="9" calcext:value-type="float">
            <text:p>9</text:p>
          </table:table-cell>
          <table:table-cell table:formula="of:=[.E1]^2" office:value-type="float" office:value="6.25" calcext:value-type="float">
            <text:p>6,25</text:p>
          </table:table-cell>
          <table:table-cell table:formula="of:=[.F1]^2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^2</text:p>
          </table:table-cell>
          <table:table-cell table:formula="of:=[.B4]^2" office:value-type="float" office:value="13.5829374158612" calcext:value-type="float">
            <text:p>13,5829374158612</text:p>
          </table:table-cell>
          <table:table-cell table:formula="of:=[.C4]^2" office:value-type="float" office:value="9.89079318317647" calcext:value-type="float">
            <text:p>9,89079318317647</text:p>
          </table:table-cell>
          <table:table-cell table:formula="of:=[.D4]^2" office:value-type="float" office:value="6.91160224329757" calcext:value-type="float">
            <text:p>6,91160224329757</text:p>
          </table:table-cell>
          <table:table-cell table:formula="of:=[.E4]^2" office:value-type="float" office:value="3.96078455046514" calcext:value-type="float">
            <text:p>3,96078455046514</text:p>
          </table:table-cell>
          <table:table-cell table:formula="of:=[.F4]^2" office:value-type="float" office:value="2.1732699865378" calcext:value-type="float">
            <text:p>2,173269986537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(SUM([.B7:.F7]) /5- SUM([.B1:.F1])*SUM([.B4:.F4])/25)/(SUM([.B8:.F8])/5 - SUM([.B1:.F1])^2/25)" office:value-type="float" office:value="-1.11547911547912" calcext:value-type="float">
            <text:p>-1,11547911547912</text:p>
          </table:table-cell>
          <table:table-cell table:formula="of:=1/SQRT(5)*SQRT((SUM([.B9:.F9])/5 - SUM([.B4:.F4])^2/25)/(SUM([.B8:.F8])/5 - SUM([.B1:.F1])^2/25) - [.B11]^2)" office:value-type="float" office:value="0.0168801612160321" calcext:value-type="float">
            <text:p>0,0168801612160321</text:p>
          </table:table-cell>
          <table:table-cell table:number-columns-repeated="1021"/>
        </table:table-row>
        <table:table-row table:style-name="ro1">
          <table:table-cell/>
          <table:table-cell table:formula="of:=[.B11]/101325" office:value-type="float" office:value="-0.0000110089229260214" calcext:value-type="float">
            <text:p>-1,10089229260214E-05</text:p>
          </table:table-cell>
          <table:table-cell table:formula="of:=[.C11]/101325" office:value-type="float" office:value="0.00000016659423850019" calcext:value-type="float">
            <text:p>1,66594238500193E-07</text:p>
          </table:table-cell>
          <table:table-cell table:number-columns-repeated="1021"/>
        </table:table-row>
        <table:table-row table:style-name="ro1">
          <table:table-cell/>
          <table:table-cell table:formula="of:=[.B4]+[.$B$11]*0.5" office:value-type="float" office:value="-4.24324324324324" calcext:value-type="float">
            <text:p>-4,24324324324324</text:p>
          </table:table-cell>
          <table:table-cell table:number-columns-repeated="3"/>
          <table:table-cell table:formula="of:=[.F4]-[.$B$11]*0.5" office:value-type="float" office:value="-0.916461916461916" calcext:value-type="float">
            <text:p>-0,91646191646191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SUM([.B4:.F4])/5-[.B11]*SUM([.B1:.F1])/5" office:value-type="float" office:value="0.761670761670765" calcext:value-type="float">
            <text:p>0,761670761670765</text:p>
          </table:table-cell>
          <table:table-cell table:formula="of:=4.5*[.B11]+[.B15]" office:value-type="float" office:value="-4.25798525798526" calcext:value-type="float">
            <text:p>-4,25798525798526</text:p>
          </table:table-cell>
          <table:table-cell table:formula="of:=1.5*[.B11]+[.B15]" office:value-type="float" office:value="-0.91154791154791" calcext:value-type="float">
            <text:p>-0,9115479115479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1/(SUM([.B5:.F5])/5 + 273.2)" office:value-type="float" office:value="0.00340771233455557" calcext:value-type="float">
            <text:p>0,00340771233455557</text:p>
          </table:table-cell>
          <table:table-cell table:number-columns-repeated="1022"/>
        </table:table-row>
        <table:table-row table:style-name="ro1" table:number-rows-repeated="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Серия 2" table:style-name="ta3">
        <table:table-column table:style-name="co4" table:default-cell-style-name="Default"/>
        <table:table-column table:style-name="co3" table:number-columns-repeated="1023" table:default-cell-style-name="Default"/>
        <table:table-row table:style-name="ro3">
          <table:table-cell office:value-type="string" calcext:value-type="string">
            <text:p>ΔP, атм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, мВ</text:p>
          </table:table-cell>
          <table:table-cell office:value-type="float" office:value="-0.147" calcext:value-type="float">
            <text:p>-0,147</text:p>
          </table:table-cell>
          <table:table-cell office:value-type="float" office:value="-0.121" calcext:value-type="float">
            <text:p>-0,121</text:p>
          </table:table-cell>
          <table:table-cell office:value-type="float" office:value="-0.099" calcext:value-type="float">
            <text:p>-0,099</text:p>
          </table:table-cell>
          <table:table-cell office:value-type="float" office:value="-0.079" calcext:value-type="float">
            <text:p>-0,079</text:p>
          </table:table-cell>
          <table:table-cell office:value-type="float" office:value="-0.056" calcext:value-type="float">
            <text:p>-0,056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\Delta T</text:p>
          </table:table-cell>
          <table:table-cell table:formula="of:=[.B2]*1000/41.6" office:value-type="float" office:value="-3.53365384615385" calcext:value-type="float">
            <text:p>-3,53365384615385</text:p>
          </table:table-cell>
          <table:table-cell table:formula="of:=[.C2]*1000/41.6" office:value-type="float" office:value="-2.90865384615385" calcext:value-type="float">
            <text:p>-2,90865384615385</text:p>
          </table:table-cell>
          <table:table-cell table:formula="of:=[.D2]*1000/41.6" office:value-type="float" office:value="-2.37980769230769" calcext:value-type="float">
            <text:p>-2,37980769230769</text:p>
          </table:table-cell>
          <table:table-cell table:formula="of:=[.E2]*1000/41.6" office:value-type="float" office:value="-1.89903846153846" calcext:value-type="float">
            <text:p>-1,89903846153846</text:p>
          </table:table-cell>
          <table:table-cell table:formula="of:=[.F2]*1000/41.6" office:value-type="float" office:value="-1.34615384615385" calcext:value-type="float">
            <text:p>-1,34615384615385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, C</text:p>
          </table:table-cell>
          <table:table-cell office:value-type="float" office:value="30.06" calcext:value-type="float">
            <text:p>30,06</text:p>
          </table:table-cell>
          <table:table-cell office:value-type="float" office:value="30.09" calcext:value-type="float">
            <text:p>30,09</text:p>
          </table:table-cell>
          <table:table-cell table:number-columns-repeated="2" office:value-type="float" office:value="30.08" calcext:value-type="float">
            <text:p>30,08</text:p>
          </table:table-cell>
          <table:table-cell office:value-type="float" office:value="30.06" calcext:value-type="float">
            <text:p>30,06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xy</text:p>
          </table:table-cell>
          <table:table-cell table:formula="of:=[.B1]*[.B4]" office:value-type="float" office:value="-14.1346153846154" calcext:value-type="float">
            <text:p>-14,1346153846154</text:p>
          </table:table-cell>
          <table:table-cell table:formula="of:=[.C4]*[.C1]" office:value-type="float" office:value="-10.1802884615385" calcext:value-type="float">
            <text:p>-10,1802884615385</text:p>
          </table:table-cell>
          <table:table-cell table:formula="of:=[.D4]*[.D1]" office:value-type="float" office:value="-7.13942307692308" calcext:value-type="float">
            <text:p>-7,13942307692308</text:p>
          </table:table-cell>
          <table:table-cell table:formula="of:=[.E4]*[.E1]" office:value-type="float" office:value="-4.74759615384615" calcext:value-type="float">
            <text:p>-4,74759615384615</text:p>
          </table:table-cell>
          <table:table-cell table:formula="of:=[.F4]*[.F1]" office:value-type="float" office:value="-2.69230769230769" calcext:value-type="float">
            <text:p>-2,69230769230769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X^2</text:p>
          </table:table-cell>
          <table:table-cell table:formula="of:=[.B1]^2" office:value-type="float" office:value="16" calcext:value-type="float">
            <text:p>16</text:p>
          </table:table-cell>
          <table:table-cell table:formula="of:=[.C1]^2" office:value-type="float" office:value="12.25" calcext:value-type="float">
            <text:p>12,25</text:p>
          </table:table-cell>
          <table:table-cell table:formula="of:=[.D1]^2" office:value-type="float" office:value="9" calcext:value-type="float">
            <text:p>9</text:p>
          </table:table-cell>
          <table:table-cell table:formula="of:=[.E1]^2" office:value-type="float" office:value="6.25" calcext:value-type="float">
            <text:p>6,25</text:p>
          </table:table-cell>
          <table:table-cell table:formula="of:=[.F1]^2" office:value-type="float" office:value="4" calcext:value-type="float">
            <text:p>4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Y^2</text:p>
          </table:table-cell>
          <table:table-cell table:formula="of:=[.B4]^2" office:value-type="float" office:value="12.4867095044379" calcext:value-type="float">
            <text:p>12,4867095044379</text:p>
          </table:table-cell>
          <table:table-cell table:formula="of:=[.C4]^2" office:value-type="float" office:value="8.46026719674556" calcext:value-type="float">
            <text:p>8,46026719674556</text:p>
          </table:table-cell>
          <table:table-cell table:formula="of:=[.D4]^2" office:value-type="float" office:value="5.66348465236686" calcext:value-type="float">
            <text:p>5,66348465236686</text:p>
          </table:table-cell>
          <table:table-cell table:formula="of:=[.E4]^2" office:value-type="float" office:value="3.60634707840237" calcext:value-type="float">
            <text:p>3,60634707840237</text:p>
          </table:table-cell>
          <table:table-cell table:formula="of:=[.F4]^2" office:value-type="float" office:value="1.81213017751479" calcext:value-type="float">
            <text:p>1,81213017751479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formula="of:=(SUM([.B7:.F7]) /5- SUM([.B1:.F1])*SUM([.B4:.F4])/25)/(SUM([.B8:.F8])/5 - SUM([.B1:.F1])^2/25)" office:value-type="float" office:value="-1.07692307692307" calcext:value-type="float">
            <text:p>-1,07692307692307</text:p>
          </table:table-cell>
          <table:table-cell table:formula="of:=1/SQRT(5)*SQRT((SUM([.B9:.F9])/5 - SUM([.B4:.F4])^2/25)/(SUM([.B8:.F8])/5 - SUM([.B1:.F1])^2/25) - [.B11]^2)" office:value-type="float" office:value="0.0210662522117661" calcext:value-type="float">
            <text:p>0,0210662522117661</text:p>
          </table:table-cell>
          <table:table-cell table:number-columns-repeated="1021"/>
        </table:table-row>
        <table:table-row table:style-name="ro4">
          <table:table-cell/>
          <table:table-cell table:formula="of:=[.B11]/101325" office:value-type="float" office:value="-0.0000106284044107878" calcext:value-type="float">
            <text:p>-1,06284044107878E-05</text:p>
          </table:table-cell>
          <table:table-cell table:formula="of:=[.C11]/101325" office:value-type="float" office:value="0.000000207907744503" calcext:value-type="float">
            <text:p>2,07907744502996E-07</text:p>
          </table:table-cell>
          <table:table-cell table:number-columns-repeated="1021"/>
        </table:table-row>
        <table:table-row table:style-name="ro4">
          <table:table-cell/>
          <table:table-cell table:formula="of:=[.B4]+[.$B$11]*0.5" office:value-type="float" office:value="-4.07211538461538" calcext:value-type="float">
            <text:p>-4,07211538461538</text:p>
          </table:table-cell>
          <table:table-cell table:number-columns-repeated="3"/>
          <table:table-cell table:formula="of:=[.F4]-[.$B$11]*0.5" office:value-type="float" office:value="-0.807692307692309" calcext:value-type="float">
            <text:p>-0,807692307692309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formula="of:=SUM([.B4:.F4])/5-[.B11]*SUM([.B1:.F1])/5" office:value-type="float" office:value="0.817307692307687" calcext:value-type="float">
            <text:p>0,817307692307687</text:p>
          </table:table-cell>
          <table:table-cell table:formula="of:=4.5*[.B11]+[.B15]" office:value-type="float" office:value="-4.02884615384615" calcext:value-type="float">
            <text:p>-4,02884615384615</text:p>
          </table:table-cell>
          <table:table-cell table:formula="of:=1.5*[.B11]+[.B15]" office:value-type="float" office:value="-0.798076923076926" calcext:value-type="float">
            <text:p>-0,798076923076926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formula="of:=1/(SUM([.B5:.F5])/5 + 273.2)" office:value-type="float" office:value="0.00329734827251924" calcext:value-type="float">
            <text:p>0,00329734827251924</text:p>
          </table:table-cell>
          <table:table-cell table:number-columns-repeated="1022"/>
        </table:table-row>
        <table:table-row table:style-name="ro4" table:number-rows-repeated="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Серия 3" table:style-name="ta4">
        <table:table-column table:style-name="co4" table:default-cell-style-name="Default"/>
        <table:table-column table:style-name="co3" table:number-columns-repeated="1023" table:default-cell-style-name="Default"/>
        <table:table-row table:style-name="ro3">
          <table:table-cell office:value-type="string" calcext:value-type="string">
            <text:p>ΔP, атм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, мВ</text:p>
          </table:table-cell>
          <table:table-cell office:value-type="float" office:value="-0.141" calcext:value-type="float">
            <text:p>-0,141</text:p>
          </table:table-cell>
          <table:table-cell office:value-type="float" office:value="-0.122" calcext:value-type="float">
            <text:p>-0,122</text:p>
          </table:table-cell>
          <table:table-cell office:value-type="float" office:value="-0.099" calcext:value-type="float">
            <text:p>-0,099</text:p>
          </table:table-cell>
          <table:table-cell table:formula="of:=-0.0791" office:value-type="float" office:value="-0.0791" calcext:value-type="float">
            <text:p>-0,0791</text:p>
          </table:table-cell>
          <table:table-cell table:formula="of:=-0.06" office:value-type="float" office:value="-0.06" calcext:value-type="float">
            <text:p>-0,06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-0.141" calcext:value-type="float">
            <text:p>-0,141</text:p>
          </table:table-cell>
          <table:table-cell table:formula="of:=[.B3]+0.958/1000*42.5*0.5" office:value-type="float" office:value="-0.1206425" calcext:value-type="float">
            <text:p>-0,1206425</text:p>
          </table:table-cell>
          <table:table-cell table:formula="of:=[.C3]+0.958/1000*42.5*0.5" office:value-type="float" office:value="-0.100285" calcext:value-type="float">
            <text:p>-0,100285</text:p>
          </table:table-cell>
          <table:table-cell table:formula="of:=[.D3]+0.958/1000*42.5*0.5" office:value-type="float" office:value="-0.0799275" calcext:value-type="float">
            <text:p>-0,0799275</text:p>
          </table:table-cell>
          <table:table-cell table:formula="of:=[.E3]+0.958/1000*42.5*0.5" office:value-type="float" office:value="-0.05957" calcext:value-type="float">
            <text:p>-0,05957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\Delta T</text:p>
          </table:table-cell>
          <table:table-cell table:formula="of:=[.B2]*1000/42.5" office:value-type="float" office:value="-3.31764705882353" calcext:value-type="float">
            <text:p>-3,31764705882353</text:p>
          </table:table-cell>
          <table:table-cell table:formula="of:=[.C2]*1000/42.5" office:value-type="float" office:value="-2.87058823529412" calcext:value-type="float">
            <text:p>-2,87058823529412</text:p>
          </table:table-cell>
          <table:table-cell table:formula="of:=[.D2]*1000/42.5" office:value-type="float" office:value="-2.32941176470588" calcext:value-type="float">
            <text:p>-2,32941176470588</text:p>
          </table:table-cell>
          <table:table-cell table:formula="of:=[.E2]*1000/42.5" office:value-type="float" office:value="-1.86117647058824" calcext:value-type="float">
            <text:p>-1,86117647058824</text:p>
          </table:table-cell>
          <table:table-cell table:formula="of:=[.F2]*1000/42.5" office:value-type="float" office:value="-1.41176470588235" calcext:value-type="float">
            <text:p>-1,41176470588235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, C</text:p>
          </table:table-cell>
          <table:table-cell table:number-columns-repeated="2" office:value-type="float" office:value="40.07" calcext:value-type="float">
            <text:p>40,07</text:p>
          </table:table-cell>
          <table:table-cell office:value-type="float" office:value="40.08" calcext:value-type="float">
            <text:p>40,08</text:p>
          </table:table-cell>
          <table:table-cell office:value-type="float" office:value="40.07" calcext:value-type="float">
            <text:p>40,07</text:p>
          </table:table-cell>
          <table:table-cell office:value-type="float" office:value="40" calcext:value-type="float">
            <text:p>40</text:p>
          </table:table-cell>
          <table:table-cell office:value-type="float" office:value="-0.079" calcext:value-type="float">
            <text:p>-0,079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xy</text:p>
          </table:table-cell>
          <table:table-cell table:formula="of:=[.B1]*[.B4]" office:value-type="float" office:value="-13.2705882352941" calcext:value-type="float">
            <text:p>-13,2705882352941</text:p>
          </table:table-cell>
          <table:table-cell table:formula="of:=[.C4]*[.C1]" office:value-type="float" office:value="-10.0470588235294" calcext:value-type="float">
            <text:p>-10,0470588235294</text:p>
          </table:table-cell>
          <table:table-cell table:formula="of:=[.D4]*[.D1]" office:value-type="float" office:value="-6.98823529411765" calcext:value-type="float">
            <text:p>-6,98823529411765</text:p>
          </table:table-cell>
          <table:table-cell table:formula="of:=[.E4]*[.E1]" office:value-type="float" office:value="-4.65294117647059" calcext:value-type="float">
            <text:p>-4,65294117647059</text:p>
          </table:table-cell>
          <table:table-cell table:formula="of:=[.F4]*[.F1]" office:value-type="float" office:value="-2.82352941176471" calcext:value-type="float">
            <text:p>-2,82352941176471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X^2</text:p>
          </table:table-cell>
          <table:table-cell table:formula="of:=[.B1]^2" office:value-type="float" office:value="16" calcext:value-type="float">
            <text:p>16</text:p>
          </table:table-cell>
          <table:table-cell table:formula="of:=[.C1]^2" office:value-type="float" office:value="12.25" calcext:value-type="float">
            <text:p>12,25</text:p>
          </table:table-cell>
          <table:table-cell table:formula="of:=[.D1]^2" office:value-type="float" office:value="9" calcext:value-type="float">
            <text:p>9</text:p>
          </table:table-cell>
          <table:table-cell table:formula="of:=[.E1]^2" office:value-type="float" office:value="6.25" calcext:value-type="float">
            <text:p>6,25</text:p>
          </table:table-cell>
          <table:table-cell table:formula="of:=[.F1]^2" office:value-type="float" office:value="4" calcext:value-type="float">
            <text:p>4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Y^2</text:p>
          </table:table-cell>
          <table:table-cell table:formula="of:=[.B4]^2" office:value-type="float" office:value="11.0067820069204" calcext:value-type="float">
            <text:p>11,0067820069204</text:p>
          </table:table-cell>
          <table:table-cell table:formula="of:=[.C4]^2" office:value-type="float" office:value="8.240276816609" calcext:value-type="float">
            <text:p>8,240276816609</text:p>
          </table:table-cell>
          <table:table-cell table:formula="of:=[.D4]^2" office:value-type="float" office:value="5.42615916955017" calcext:value-type="float">
            <text:p>5,42615916955017</text:p>
          </table:table-cell>
          <table:table-cell table:formula="of:=[.E4]^2" office:value-type="float" office:value="3.46397785467128" calcext:value-type="float">
            <text:p>3,46397785467128</text:p>
          </table:table-cell>
          <table:table-cell table:formula="of:=[.F4]^2" office:value-type="float" office:value="1.99307958477509" calcext:value-type="float">
            <text:p>1,99307958477509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formula="of:=(SUM([.B7:.F7]) /5- SUM([.B1:.F1]) * SUM([.B4:.F4]) /25) / (SUM([.B8:.F8]) /5 - SUM([.B1:.F1])^2 /25)" office:value-type="float" office:value="-0.964235294117646" calcext:value-type="float">
            <text:p>-0,964235294117646</text:p>
          </table:table-cell>
          <table:table-cell table:formula="of:=1/SQRT(5)*SQRT((SUM([.B9:.F9])/5 - SUM([.B4:.F4])^2/25)/(SUM([.B8:.F8])/5 - SUM([.B1:.F1])^2/25) - [.B11]^2)" office:value-type="float" office:value="0.0135852555938718" calcext:value-type="float">
            <text:p>0,0135852555938718</text:p>
          </table:table-cell>
          <table:table-cell table:number-columns-repeated="1021"/>
        </table:table-row>
        <table:table-row table:style-name="ro4">
          <table:table-cell/>
          <table:table-cell table:formula="of:=[.B11]/101325" office:value-type="float" office:value="-0.00000951626246353463" calcext:value-type="float">
            <text:p>-9,51626246353463E-06</text:p>
          </table:table-cell>
          <table:table-cell table:formula="of:=[.C11]/101325" office:value-type="float" office:value="0.00000013407604829876" calcext:value-type="float">
            <text:p>1,34076048298759E-07</text:p>
          </table:table-cell>
          <table:table-cell table:number-columns-repeated="1021"/>
        </table:table-row>
        <table:table-row table:style-name="ro4">
          <table:table-cell/>
          <table:table-cell table:formula="of:=[.B4]+[.$B$11]*0.5" office:value-type="float" office:value="-3.79976470588235" calcext:value-type="float">
            <text:p>-3,79976470588235</text:p>
          </table:table-cell>
          <table:table-cell table:number-columns-repeated="3"/>
          <table:table-cell table:formula="of:=[.F4]-[.$B$11]*0.5" office:value-type="float" office:value="-0.92964705882353" calcext:value-type="float">
            <text:p>-0,92964705882353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formula="of:=SUM([.B4:.F4])/5-[.B11]*SUM([.B1:.F1])/5" office:value-type="float" office:value="0.534588235294115" calcext:value-type="float">
            <text:p>0,534588235294115</text:p>
          </table:table-cell>
          <table:table-cell table:formula="of:=4.5*[.B11]+[.B15]" office:value-type="float" office:value="-3.80447058823529" calcext:value-type="float">
            <text:p>-3,80447058823529</text:p>
          </table:table-cell>
          <table:table-cell table:formula="of:=1.5*[.B11]+[.B15]" office:value-type="float" office:value="-0.911764705882354" calcext:value-type="float">
            <text:p>-0,911764705882354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formula="of:=1/(SUM([.B5:.F5])/5 + 273.2)" office:value-type="float" office:value="0.00319225686175612" calcext:value-type="float">
            <text:p>0,00319225686175612</text:p>
          </table:table-cell>
          <table:table-cell table:number-columns-repeated="1022"/>
        </table:table-row>
        <table:table-row table:style-name="ro4" table:number-rows-repeated="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Серия 4" table:style-name="ta5"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1021" table:default-cell-style-name="Default"/>
        <table:table-row table:style-name="ro3">
          <table:table-cell office:value-type="string" calcext:value-type="string">
            <text:p>ΔP, атм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, мВ</text:p>
          </table:table-cell>
          <table:table-cell office:value-type="float" office:value="-0.131" calcext:value-type="float">
            <text:p>-0,131</text:p>
          </table:table-cell>
          <table:table-cell office:value-type="float" office:value="-0.109" calcext:value-type="float">
            <text:p>-0,109</text:p>
          </table:table-cell>
          <table:table-cell office:value-type="float" office:value="-0.09" calcext:value-type="float">
            <text:p>-0,09</text:p>
          </table:table-cell>
          <table:table-cell office:value-type="float" office:value="-0.072" calcext:value-type="float">
            <text:p>-0,072</text:p>
          </table:table-cell>
          <table:table-cell office:value-type="float" office:value="-0.051" calcext:value-type="float">
            <text:p>-0,051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\Delta T</text:p>
          </table:table-cell>
          <table:table-cell table:formula="of:=[.B2]*1000/43.3" office:value-type="float" office:value="-3.02540415704388" calcext:value-type="float">
            <text:p>-3,02540415704388</text:p>
          </table:table-cell>
          <table:table-cell table:formula="of:=[.C2]*1000/43.3" office:value-type="float" office:value="-2.51732101616628" calcext:value-type="float">
            <text:p>-2,51732101616628</text:p>
          </table:table-cell>
          <table:table-cell table:formula="of:=[.D2]*1000/43.3" office:value-type="float" office:value="-2.07852193995381" calcext:value-type="float">
            <text:p>-2,07852193995381</text:p>
          </table:table-cell>
          <table:table-cell table:formula="of:=[.E2]*1000/43.3" office:value-type="float" office:value="-1.66281755196305" calcext:value-type="float">
            <text:p>-1,66281755196305</text:p>
          </table:table-cell>
          <table:table-cell table:formula="of:=[.F2]*1000/43.3" office:value-type="float" office:value="-1.17782909930716" calcext:value-type="float">
            <text:p>-1,17782909930716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, C</text:p>
          </table:table-cell>
          <table:table-cell office:value-type="float" office:value="50.1" calcext:value-type="float">
            <text:p>50,1</text:p>
          </table:table-cell>
          <table:table-cell office:value-type="float" office:value="50.06" calcext:value-type="float">
            <text:p>50,06</text:p>
          </table:table-cell>
          <table:table-cell table:number-columns-repeated="3" office:value-type="float" office:value="50.05" calcext:value-type="float">
            <text:p>50,05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xy</text:p>
          </table:table-cell>
          <table:table-cell table:formula="of:=[.B1]*[.B4]" office:value-type="float" office:value="-12.1016166281755" calcext:value-type="float">
            <text:p>-12,1016166281755</text:p>
          </table:table-cell>
          <table:table-cell table:formula="of:=[.C4]*[.C1]" office:value-type="float" office:value="-8.81062355658199" calcext:value-type="float">
            <text:p>-8,81062355658199</text:p>
          </table:table-cell>
          <table:table-cell table:formula="of:=[.D4]*[.D1]" office:value-type="float" office:value="-6.23556581986143" calcext:value-type="float">
            <text:p>-6,23556581986143</text:p>
          </table:table-cell>
          <table:table-cell table:formula="of:=[.E4]*[.E1]" office:value-type="float" office:value="-4.15704387990762" calcext:value-type="float">
            <text:p>-4,15704387990762</text:p>
          </table:table-cell>
          <table:table-cell table:formula="of:=[.F4]*[.F1]" office:value-type="float" office:value="-2.35565819861432" calcext:value-type="float">
            <text:p>-2,35565819861432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X^2</text:p>
          </table:table-cell>
          <table:table-cell table:formula="of:=[.B1]^2" office:value-type="float" office:value="16" calcext:value-type="float">
            <text:p>16</text:p>
          </table:table-cell>
          <table:table-cell table:formula="of:=[.C1]^2" office:value-type="float" office:value="12.25" calcext:value-type="float">
            <text:p>12,25</text:p>
          </table:table-cell>
          <table:table-cell table:formula="of:=[.D1]^2" office:value-type="float" office:value="9" calcext:value-type="float">
            <text:p>9</text:p>
          </table:table-cell>
          <table:table-cell table:formula="of:=[.E1]^2" office:value-type="float" office:value="6.25" calcext:value-type="float">
            <text:p>6,25</text:p>
          </table:table-cell>
          <table:table-cell table:formula="of:=[.F1]^2" office:value-type="float" office:value="4" calcext:value-type="float">
            <text:p>4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Y^2</text:p>
          </table:table-cell>
          <table:table-cell table:formula="of:=[.B4]^2" office:value-type="float" office:value="9.15307031345839" calcext:value-type="float">
            <text:p>9,15307031345839</text:p>
          </table:table-cell>
          <table:table-cell table:formula="of:=[.C4]^2" office:value-type="float" office:value="6.33690509843244" calcext:value-type="float">
            <text:p>6,33690509843244</text:p>
          </table:table-cell>
          <table:table-cell table:formula="of:=[.D4]^2" office:value-type="float" office:value="4.32025345486935" calcext:value-type="float">
            <text:p>4,32025345486935</text:p>
          </table:table-cell>
          <table:table-cell table:formula="of:=[.E4]^2" office:value-type="float" office:value="2.76496221111639" calcext:value-type="float">
            <text:p>2,76496221111639</text:p>
          </table:table-cell>
          <table:table-cell table:formula="of:=[.F4]^2" office:value-type="float" office:value="1.38728138717471" calcext:value-type="float">
            <text:p>1,38728138717471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formula="of:=(SUM([.B7:.F7]) /5- SUM([.B1:.F1]) * SUM([.B4:.F4]) /25) / (SUM([.B8:.F8]) /5 - SUM([.B1:.F1])^2 /25)" office:value-type="float" office:value="-0.909930715935337" calcext:value-type="float">
            <text:p>-0,909930715935337</text:p>
          </table:table-cell>
          <table:table-cell table:formula="of:=1/SQRT(5)*SQRT((SUM([.B9:.F9])/5 - SUM([.B4:.F4])^2/25)/(SUM([.B8:.F8])/5 - SUM([.B1:.F1])^2/25) - [.B11]^2)" office:value-type="float" office:value="0.0135453841095512" calcext:value-type="float">
            <text:p>0,0135453841095512</text:p>
          </table:table-cell>
          <table:table-cell table:number-columns-repeated="1021"/>
        </table:table-row>
        <table:table-row table:style-name="ro4">
          <table:table-cell/>
          <table:table-cell table:formula="of:=[.B11]/101325" office:value-type="float" office:value="-0.00000898031794656143" calcext:value-type="float">
            <text:p>-8,98031794656143E-06</text:p>
          </table:table-cell>
          <table:table-cell table:formula="of:=[.C11]/101325" office:value-type="float" office:value="0.00000013368254734322" calcext:value-type="float">
            <text:p>1,33682547343215E-07</text:p>
          </table:table-cell>
          <table:table-cell table:number-columns-repeated="1021"/>
        </table:table-row>
        <table:table-row table:style-name="ro4">
          <table:table-cell/>
          <table:table-cell table:formula="of:=[.B4]+[.$B$11]*0.5" office:value-type="float" office:value="-3.48036951501155" calcext:value-type="float">
            <text:p>-3,48036951501155</text:p>
          </table:table-cell>
          <table:table-cell table:number-columns-repeated="3"/>
          <table:table-cell table:formula="of:=[.F4]-[.$B$11]*0.5" office:value-type="float" office:value="-0.722863741339491" calcext:value-type="float">
            <text:p>-0,722863741339491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formula="of:=SUM([.B4:.F4])/5-[.B11]*SUM([.B1:.F1])/5" office:value-type="float" office:value="0.637413394919175" calcext:value-type="float">
            <text:p>0,637413394919175</text:p>
          </table:table-cell>
          <table:table-cell table:formula="of:=4.5*[.B11]+[.B15]" office:value-type="float" office:value="-3.45727482678984" calcext:value-type="float">
            <text:p>-3,45727482678984</text:p>
          </table:table-cell>
          <table:table-cell table:formula="of:=1.5*[.B11]+[.B15]" office:value-type="float" office:value="-0.727482678983831" calcext:value-type="float">
            <text:p>-0,727482678983831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x</text:p>
          </table:table-cell>
          <table:table-cell table:formula="of:=1/(SUM([.B5:.F5])/5 + 273.2)" office:value-type="float" office:value="0.00309346598115461" calcext:value-type="float">
            <text:p>0,00309346598115461</text:p>
          </table:table-cell>
          <table:table-cell table:formula="of:=[$'Серия 3'.$B$17]" office:value-type="float" office:value="0.00319225686175612" calcext:value-type="float">
            <text:p>0,00319225686175612</text:p>
          </table:table-cell>
          <table:table-cell table:formula="of:=[$'Серия 2'.$B$17]" office:value-type="float" office:value="0.00329734827251924" calcext:value-type="float">
            <text:p>0,00329734827251924</text:p>
          </table:table-cell>
          <table:table-cell table:formula="of:=[$'Серия 1'.$B$17]" office:value-type="float" office:value="0.00340771233455557" calcext:value-type="float">
            <text:p>0,0034077123345555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y</text:p>
          </table:table-cell>
          <table:table-cell table:formula="of:=-[.B12]" office:value-type="float" office:value="0.00000898031794656143" calcext:value-type="float">
            <text:p>8,98031794656143E-06</text:p>
          </table:table-cell>
          <table:table-cell table:formula="of:=-[$'Серия 3'.$B$12]" office:value-type="float" office:value="0.00000951626246353463" calcext:value-type="float">
            <text:p>9,51626246353463E-06</text:p>
          </table:table-cell>
          <table:table-cell table:formula="of:=-[$'Серия 2'.$B$12]" office:value-type="float" office:value="0.0000106284044107878" calcext:value-type="float">
            <text:p>1,06284044107878E-05</text:p>
          </table:table-cell>
          <table:table-cell table:formula="of:=-[$'Серия 1'.$B$12]" office:value-type="float" office:value="0.0000110089229260214" calcext:value-type="float">
            <text:p>1,10089229260214E-0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xy</text:p>
          </table:table-cell>
          <table:table-cell table:formula="of:=[.B17]*[.B18]" office:value-type="float" office:value="0.00000002778030806764" calcext:value-type="float">
            <text:p>2,778030806764E-08</text:p>
          </table:table-cell>
          <table:table-cell table:formula="of:=[.C17]*[.C18]" office:value-type="float" office:value="0.00000003037835414749" calcext:value-type="float">
            <text:p>3,03783541474907E-08</text:p>
          </table:table-cell>
          <table:table-cell table:formula="of:=[.D17]*[.D18]" office:value-type="float" office:value="0.00000003504555092355" calcext:value-type="float">
            <text:p>3,50455509235471E-08</text:p>
          </table:table-cell>
          <table:table-cell table:formula="of:=[.E17]*[.E18]" office:value-type="float" office:value="0.00000003751524244517" calcext:value-type="float">
            <text:p>3,75152424451746E-0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X^2</text:p>
          </table:table-cell>
          <table:table-cell table:formula="of:=[.B17]^2" office:value-type="float" office:value="0.00000956953177656082" calcext:value-type="float">
            <text:p>9,56953177656082E-06</text:p>
          </table:table-cell>
          <table:table-cell table:formula="of:=[.C17]^2" office:value-type="float" office:value="0.0000101905038714291" calcext:value-type="float">
            <text:p>1,01905038714291E-05</text:p>
          </table:table-cell>
          <table:table-cell table:formula="of:=[.D17]^2" office:value-type="float" office:value="0.0000108725056302856" calcext:value-type="float">
            <text:p>1,08725056302856E-05</text:p>
          </table:table-cell>
          <table:table-cell table:formula="of:=[.E17]^2" office:value-type="float" office:value="0.0000116125033550821" calcext:value-type="float">
            <text:p>1,16125033550821E-0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Y^2</text:p>
          </table:table-cell>
          <table:table-cell table:formula="of:=[.B18]^2" office:value-type="float" office:value="0.00000000008064611042" calcext:value-type="float">
            <text:p>8,06461104213333E-11</text:p>
          </table:table-cell>
          <table:table-cell table:formula="of:=[.C18]^2" office:value-type="float" office:value="0.00000000009055925127" calcext:value-type="float">
            <text:p>9,05592512748782E-11</text:p>
          </table:table-cell>
          <table:table-cell table:formula="of:=[.D18]^2" office:value-type="float" office:value="0.00000000011296298032" calcext:value-type="float">
            <text:p>1,12962980319254E-10</text:p>
          </table:table-cell>
          <table:table-cell table:formula="of:=[.E18]^2" office:value-type="float" office:value="0.00000000012119638399" calcext:value-type="float">
            <text:p>1,21196383991079E-10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formula="of:=(SUM([.B19:.E19]) /4 - SUM([.B18:.E18])*SUM([.B17:.E17])/16)/(SUM([.B20:.E20])/4 - SUM([.B17:.E17])^2 /16)" office:value-type="float" office:value="0.00685823376073755" calcext:value-type="float">
            <text:p>0,00685823376073755</text:p>
          </table:table-cell>
          <table:table-cell table:formula="of:=1/2 * SQRT( (SUM([.B21:.E21]) - SUM([.B18:.E18])^2/4) /(SUM([.B20:.E20]) - SUM([.B17:.E17])^2/4) - [.B23]^2 )" office:value-type="float" office:value="0.000669169310488233" calcext:value-type="float">
            <text:p>0,000669169310488233</text:p>
          </table:table-cell>
          <table:table-cell/>
          <table:table-cell table:formula="of:=[.B23]/2*8.31*7/2*8.31/2" office:value-type="float" office:value="0.41440251685426" calcext:value-type="float">
            <text:p>0,41440251685426</text:p>
          </table:table-cell>
          <table:table-cell table:formula="of:=[.C23]/2*8.31*7/2*8.31/2" office:value-type="float" office:value="0.0404339449692557" calcext:value-type="float">
            <text:p>0,0404339449692557</text:p>
          </table:table-cell>
          <table:table-cell table:number-columns-repeated="1018"/>
        </table:table-row>
        <table:table-row table:style-name="ro4">
          <table:table-cell/>
          <table:table-cell table:formula="of:=[.B23]*100" office:value-type="float" office:value="0.685823376073755" calcext:value-type="float">
            <text:p>0,685823376073755</text:p>
          </table:table-cell>
          <table:table-cell table:formula="of:=[.C23]*100" office:value-type="float" office:value="0.0669169310488233" calcext:value-type="float">
            <text:p>0,0669169310488233</text:p>
          </table:table-cell>
          <table:table-cell/>
          <table:table-cell table:formula="of:=[.B25]/2*8.31*7/2*8.31/2" office:value-type="float" office:value="0.41901325173225" calcext:value-type="float">
            <text:p>0,41901325173225</text:p>
          </table:table-cell>
          <table:table-cell table:formula="of:=[.C24]/2*8.31*7/2*8.31/2" office:value-type="float" office:value="4.04339449692557" calcext:value-type="float">
            <text:p>4,04339449692557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0.00693454" calcext:value-type="float">
            <text:p>0,00693454</text:p>
          </table:table-cell>
          <table:table-cell table:number-columns-repeated="1022"/>
        </table:table-row>
        <table:table-row table:style-name="ro4">
          <table:table-cell/>
          <table:table-cell table:formula="of:=SUM([.B18:.E18])/4 - [.B23]*SUM([.B17:.E17])/4" office:value-type="float" office:value="-0.000012239980472054" calcext:value-type="float">
            <text:p>-1,2239980472054E-05</text:p>
          </table:table-cell>
          <table:table-cell table:formula="of:=[.C23]*SQRT(SUM([.B20:.E20])/4 - SUM([.B17:.E17])^2/16)" office:value-type="float" office:value="0.00000007841780150051" calcext:value-type="float">
            <text:p>7,84178015005145E-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1018"/>
        </table:table-row>
        <table:table-row table:style-name="ro4">
          <table:table-cell/>
          <table:table-cell table:formula="of:=[.B26]*100000" office:value-type="float" office:value="-1.2239980472054" calcext:value-type="float">
            <text:p>-1,2239980472054</text:p>
          </table:table-cell>
          <table:table-cell table:formula="of:=[.C26]*1000" office:value-type="float" office:value="0.0000784178015005145" calcext:value-type="float">
            <text:p>7,84178015005145E-05</text:p>
          </table:table-cell>
          <table:table-cell/>
          <table:table-cell table:formula="of:=[.B27]+3*[.B24]" office:value-type="float" office:value="0.833472081015861" calcext:value-type="float">
            <text:p>0,833472081015861</text:p>
          </table:table-cell>
          <table:table-cell table:formula="of:=[.B27]+3.5*[.B24]" office:value-type="float" office:value="1.17638376905274" calcext:value-type="float">
            <text:p>1,17638376905274</text:p>
          </table:table-cell>
          <table:table-cell table:number-columns-repeated="1018"/>
        </table:table-row>
        <table:table-row table:style-name="ro4" table:number-rows-repeated="3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transparent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 style:scale-to="100%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.00.0000</text:date>, <text:time style:data-style-name="N2" text:time-value="16:13:11.344668553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asterPage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asterPage2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asterPage3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asterPage4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asterPage5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meta:initial-creator/>
    <meta:creation-date/>
    <meta:editing-cycles>28</meta:editing-cycles>
    <meta:editing-duration>P1DT13H53M56S</meta:editing-duration>
    <dc:date>2022-04-19T02:01:45.766243440</dc:date>
    <meta:document-statistic meta:table-count="5" meta:cell-count="265" meta:object-count="0"/>
  </office:meta>
</office:document-meta>
</file>